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0.47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style:use-window-font-color="true"/>
    </style:style>
    <style:style style:name="ce6" style:family="table-cell" style:parent-style-name="Default">
      <style:table-cell-properties fo:wrap-option="wrap" style:vertical-align="middle"/>
      <style:text-properties fo:color="#ff0000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row table:style-name="ro3">
          <table:table-cell table:style-name="ce1" office:value-type="string" table:number-columns-spanned="3" table:number-rows-spanned="1">
            <text:p>google.maps.LatLngBounds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office:value-type="string" table:number-columns-spanned="3" table:number-rows-spanned="1">
            <text:p>A LatLngBounds instance represents a rectangle in geographical coordinates, including one that crosses the 180 degrees longitudinal meridian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Constructor</text:p>
          </table:table-cell>
          <table:table-cell table:number-columns-repeated="2"/>
        </table:table-row>
        <table:table-row table:style-name="ro4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atLngBounds(sw?:<text:a xlink:href="../LatLng%20class.ods">LatLng</text:a>, ne?:<text:a xlink:href="../LatLng%20class.ods">LatLng</text:a>) </text:p>
          </table:table-cell>
          <table:table-cell office:value-type="string" table:number-columns-spanned="2" table:number-rows-spanned="1">
            <text:p>Constructs a rectangle from the points at its south-west and north-east corners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Methods</text:p>
          </table:table-cell>
          <table:table-cell table:number-columns-repeated="2"/>
        </table:table-row>
        <table:table-row table:style-name="ro4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5" office:value-type="string">
            <text:p>contains(latLng:<text:a xlink:href="../LatLng%20class.ods">LatLng</text:a>) </text:p>
          </table:table-cell>
          <table:table-cell office:value-type="string">
            <text:p>boolean </text:p>
          </table:table-cell>
          <table:table-cell office:value-type="string">
            <text:p>Returns true if the given lat/lng is in this bounds.</text:p>
          </table:table-cell>
        </table:table-row>
        <table:table-row table:style-name="ro4">
          <table:table-cell table:style-name="ce5" office:value-type="string">
            <text:p>equals(other:LatLngBounds) </text:p>
          </table:table-cell>
          <table:table-cell office:value-type="string">
            <text:p>boolean </text:p>
          </table:table-cell>
          <table:table-cell office:value-type="string">
            <text:p>Returns true if this bounds approximately equals the given bounds.</text:p>
          </table:table-cell>
        </table:table-row>
        <table:table-row table:style-name="ro4">
          <table:table-cell table:style-name="ce5" office:value-type="string">
            <text:p>extend(point:<text:a xlink:href="../LatLng%20class.ods">LatLng</text:a>) </text:p>
          </table:table-cell>
          <table:table-cell office:value-type="string">
            <text:p>LatLngBounds </text:p>
          </table:table-cell>
          <table:table-cell office:value-type="string">
            <text:p>Extends this bounds to contain the given point.</text:p>
          </table:table-cell>
        </table:table-row>
        <table:table-row table:style-name="ro4">
          <table:table-cell table:style-name="ce5" office:value-type="string">
            <text:p>getCenter()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Computes the center of this LatLngBounds</text:p>
          </table:table-cell>
        </table:table-row>
        <table:table-row table:style-name="ro4">
          <table:table-cell table:style-name="ce5" office:value-type="string">
            <text:p>getNorthEast()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Returns the north-east corner of this bounds.</text:p>
          </table:table-cell>
        </table:table-row>
        <table:table-row table:style-name="ro4">
          <table:table-cell table:style-name="ce5" office:value-type="string">
            <text:p>getSouthWest()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Returns the south-west corner of this bounds.</text:p>
          </table:table-cell>
        </table:table-row>
        <table:table-row table:style-name="ro4">
          <table:table-cell table:style-name="ce6" office:value-type="string">
            <text:p>intersects(other:LatLngBounds) </text:p>
          </table:table-cell>
          <table:table-cell office:value-type="string">
            <text:p>boolean </text:p>
          </table:table-cell>
          <table:table-cell office:value-type="string">
            <text:p>Returns true if this bounds shares any points with this bounds.</text:p>
          </table:table-cell>
        </table:table-row>
        <table:table-row table:style-name="ro4">
          <table:table-cell table:style-name="ce6" office:value-type="string">
            <text:p>isEmpty() </text:p>
          </table:table-cell>
          <table:table-cell office:value-type="string">
            <text:p>boolean </text:p>
          </table:table-cell>
          <table:table-cell office:value-type="string">
            <text:p>Returns if the bounds are empty.</text:p>
          </table:table-cell>
        </table:table-row>
        <table:table-row table:style-name="ro4">
          <table:table-cell table:style-name="ce5" office:value-type="string">
            <text:p>toSpan()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Converts the given map bounds to a lat/lng span.</text:p>
          </table:table-cell>
        </table:table-row>
        <table:table-row table:style-name="ro4">
          <table:table-cell table:style-name="ce5" office:value-type="string">
            <text:p>toString() </text:p>
          </table:table-cell>
          <table:table-cell office:value-type="string">
            <text:p>string </text:p>
          </table:table-cell>
          <table:table-cell office:value-type="string">
            <text:p>Converts to string.</text:p>
          </table:table-cell>
        </table:table-row>
        <table:table-row table:style-name="ro6">
          <table:table-cell table:style-name="ce5" office:value-type="string">
            <text:p>toUrlValue(precision?:number) </text:p>
          </table:table-cell>
          <table:table-cell office:value-type="string">
            <text:p>string </text:p>
          </table:table-cell>
          <table:table-cell office:value-type="string">
            <text:p>Returns a string of the form "lat_lo,lng_lo,lat_hi,lng_hi" for this bounds, where "lo" corresponds to the southwest corner of the bounding box, while "hi" corresponds to the northeast corner of that box.</text:p>
          </table:table-cell>
        </table:table-row>
        <table:table-row table:style-name="ro4">
          <table:table-cell table:style-name="ce6" office:value-type="string">
            <text:p>union(other:LatLngBounds) </text:p>
          </table:table-cell>
          <table:table-cell office:value-type="string">
            <text:p>LatLngBounds </text:p>
          </table:table-cell>
          <table:table-cell office:value-type="string">
            <text:p>Extends this bounds to contain the union of this and the given bounds.</text:p>
          </table:table-cell>
        </table:table-row>
        <table:table-row table:style-name="ro4" table:number-rows-repeated="104855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23:3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5:28:50.77</meta:creation-date>
    <dc:date>2011-12-14T23:35:32.44</dc:date>
    <meta:editing-duration>PT4H13M17S</meta:editing-duration>
    <meta:editing-cycles>3</meta:editing-cycles>
    <meta:generator>OpenOffice.org/3.3$Win32 OpenOffice.org_project/330m20$Build-9567</meta:generator>
    <meta:document-statistic meta:table-count="3" meta:cell-count="47" meta:object-count="0"/>
  </office:meta>
</office:document-meta>
</file>